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title">
      <style:graphic-properties draw:auto-grow-height="true" fo:min-height="2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2cm"/>
    </style:style>
    <style:style style:name="pr5" style:family="presentation" style:parent-style-name="Predefinito-subtitle">
      <style:graphic-properties draw:fill-color="#ffffff" draw:textarea-vertical-align="top" fo:min-height="15.9cm"/>
    </style:style>
    <style:style style:name="pr6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  <style:text-properties fo:font-size="22pt" style:font-size-asian="22pt" style:font-size-complex="22pt"/>
    </style:style>
    <style:style style:name="P6" style:family="paragraph">
      <style:paragraph-properties fo:margin-top="0.5cm" fo:margin-bottom="0cm" fo:text-align="justify"/>
      <style:text-properties fo:font-size="22pt" style:font-size-asian="22pt" style:font-size-complex="22pt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  <style:text-properties style:font-name="NimbusRomNo9L-Regu" fo:font-size="22pt" style:font-name-asian="NimbusRomNo9L-Regu" style:font-size-asian="22pt" style:font-name-complex="NimbusRomNo9L-Regu" style:font-size-complex="22pt"/>
    </style:style>
    <style:style style:name="P8" style:family="paragraph">
      <style:paragraph-properties fo:margin-left="1cm" fo:margin-right="0cm" fo:text-align="justify" fo:text-indent="0cm"/>
      <style:text-properties fo:font-size="22pt" style:font-size-asian="22pt" style:font-size-complex="22pt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" style:font-size-asian="22pt" style:font-style-asian="normal" style:font-weight-asian="normal" style:font-name-complex="NimbusRomNo9L-Regu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font-name="Roboto" fo:font-style="italic" style:font-style-asian="italic" style:font-style-complex="italic"/>
    </style:style>
    <style:style style:name="T13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5">Sviluppate</text:span><text:span text:style-name="T7"> per una specifica piattaforma </text:span><text:span text:style-name="T5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3T1"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8">Sviluppo Applicazioni Native</text:span></text:p>
              </table:table-cell>
              <table:table-cell>
                <text:p text:style-name="P10"><text:span text:style-name="T9">Sviluppo Applicazioni Web</text:span></text:p>
              </table:table-cell>
              <table:table-cell>
                <text:p text:style-name="P10"><text:span text:style-name="T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0">Appcelerator Titanium</text:span><text:span text:style-name="T11">*</text:span></text:p>
              </table:table-cell>
              <table:table-cell>
                <text:p text:style-name="P11"><text:span text:style-name="T10">jQuery Mobile</text:span></text:p>
                <text:p text:style-name="P11"><text:span text:style-name="T10">Kendo UI Mobile</text:span><text:span text:style-name="T11">*</text:span></text:p>
                <text:p text:style-name="P11"><text:span text:style-name="T10">PhoneJS</text:span></text:p>
              </table:table-cell>
              <table:table-cell>
                <text:p text:style-name="P11"><text:span text:style-name="T10">PhoneGap</text:span><text:span text:style-name="T11">*</text:span></text:p>
                <text:p text:style-name="P11"><text:span text:style-name="T10">Sencha Touch</text:span></text:p>
                <text:p text:style-name="P11"><text:span text:style-name="T1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cm" svg:x="1cm" svg:y="19cm">
          <draw:text-box>
            <text:p><text:span text:style-name="T12">(*)</text:span><text:span text:style-name="T13"> Framework utilizzati nella realizzazione dell'applicazio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redefinit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0T09:55:42.778000000</dc:date>
    <meta:editing-duration>PT32M14S</meta:editing-duration>
    <meta:editing-cycles>7</meta:editing-cycles>
    <meta:generator>LibreOffice/4.2.2.1$Windows_x86 LibreOffice_project/3be8cda0bddd8e430d8cda1ebfd581265cca5a0f</meta:generator>
    <meta:document-statistic meta:object-count="35"/>
  </office:meta>
</office:document-meta>
</file>